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36"/>
    <style:style style:name="co1" style:family="table-column">
      <style:table-column-properties fo:break-before="auto" style:column-width="8.281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15.0018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7.699375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1.984375cm"/>
    </style:style>
    <style:style style:name="co12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2" table:default-cell-style-name="ce7"/>
        <table:table-column table:style-name="co2" table:default-cell-style-name="ce1"/>
        <table:table-column table:style-name="co4" table:default-cell-style-name="ce7"/>
        <table:table-column table:style-name="co5" table:default-cell-style-name="ce1"/>
        <table:table-column table:style-name="co2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">
            <text:p>Hardware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Cost per unit</text:p>
          </table:table-cell>
          <table:table-cell office:value-type="string" table:style-name="ce3">
            <text:p>Total Cost</text:p>
          </table:table-cell>
          <table:table-cell office:value-type="string" table:style-name="ce2">
            <text:p>Source</text:p>
          </table:table-cell>
          <table:table-cell office:value-type="string" table:style-name="ce3">
            <text:p>Cost for quantity</text:p>
          </table:table-cell>
          <table:table-cell office:value-type="string" table:style-name="ce4">
            <text:p>Notes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NEMA 17 Stepper Motor – 2A</text:p>
          </table:table-cell>
          <table:table-cell office:value-type="float" office:value="1" table:style-name="ce5">
            <text:p>1</text:p>
          </table:table-cell>
          <table:table-cell office:value-type="currency" office:value="11.99" table:style-name="ce6">
            <text:p>£11.99</text:p>
          </table:table-cell>
          <table:table-cell office:value-type="currency" office:value="11.99" table:style-name="ce6">
            <text:p>£11.99</text:p>
          </table:table-cell>
          <table:table-cell office:value-type="string" table:style-name="ce5">
            <text:p>eBay (UK)</text:p>
          </table:table-cell>
          <table:table-cell office:value-type="currency" office:value="11.99" table:style-name="ce6">
            <text:p>£11.99</text:p>
          </table:table-cell>
          <table:table-cell office:value-type="string" table:style-name="ce1">
            <text:p>Higher voltage = higher torque; torque curve tests at 24V, half step – going for 12V 2A initially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T8 200mm Threaded Rod</text:p>
          </table:table-cell>
          <table:table-cell office:value-type="float" office:value="1" table:style-name="ce5">
            <text:p>1</text:p>
          </table:table-cell>
          <table:table-cell office:value-type="currency" office:value="5.49" table:style-name="ce6">
            <text:p>£5.49</text:p>
          </table:table-cell>
          <table:table-cell office:value-type="currency" office:value="5.49" table:style-name="ce6">
            <text:p>£5.49</text:p>
          </table:table-cell>
          <table:table-cell office:value-type="string" table:style-name="ce5">
            <text:p>eBay (UK)</text:p>
          </table:table-cell>
          <table:table-cell office:value-type="currency" office:value="5.49" table:style-name="ce6">
            <text:p>£5.4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8mm Steel Guide Rod</text:p>
          </table:table-cell>
          <table:table-cell office:value-type="float" office:value="2" table:style-name="ce5">
            <text:p>2</text:p>
          </table:table-cell>
          <table:table-cell office:value-type="currency" office:value="3.34" table:style-name="ce6">
            <text:p>£3.34</text:p>
          </table:table-cell>
          <table:table-cell office:value-type="currency" office:value="6.68" table:style-name="ce6">
            <text:p>£6.68</text:p>
          </table:table-cell>
          <table:table-cell office:value-type="string" table:style-name="ce5">
            <text:p>eBay (UK)</text:p>
          </table:table-cell>
          <table:table-cell office:value-type="currency" office:value="6.68" table:style-name="ce6">
            <text:p>£6.68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688zz Bearing</text:p>
          </table:table-cell>
          <table:table-cell office:value-type="float" office:value="1" table:style-name="ce5">
            <text:p>1</text:p>
          </table:table-cell>
          <table:table-cell office:value-type="currency" office:value="2.19" table:style-name="ce6">
            <text:p>£2.19</text:p>
          </table:table-cell>
          <table:table-cell office:value-type="currency" office:value="2.19" table:style-name="ce6">
            <text:p>£2.19</text:p>
          </table:table-cell>
          <table:table-cell office:value-type="string" table:style-name="ce5">
            <text:p>eBay (UK)</text:p>
          </table:table-cell>
          <table:table-cell office:value-type="currency" office:value="2.19" table:style-name="ce6">
            <text:p>£2.1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End Stop Limit Switch</text:p>
          </table:table-cell>
          <table:table-cell office:value-type="float" office:value="2" table:style-name="ce5">
            <text:p>2</text:p>
          </table:table-cell>
          <table:table-cell office:value-type="currency" office:value="1.75" table:style-name="ce6">
            <text:p>£1.75</text:p>
          </table:table-cell>
          <table:table-cell office:value-type="currency" office:value="3.49" table:style-name="ce6">
            <text:p>£3.49</text:p>
          </table:table-cell>
          <table:table-cell office:value-type="string" table:style-name="ce5">
            <text:p>eBay (UK)</text:p>
          </table:table-cell>
          <table:table-cell office:value-type="currency" office:value="3.49" table:style-name="ce6">
            <text:p>£3.4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LM8SUU Linear Bearing</text:p>
          </table:table-cell>
          <table:table-cell office:value-type="float" office:value="2" table:style-name="ce5">
            <text:p>2</text:p>
          </table:table-cell>
          <table:table-cell office:value-type="currency" office:value="1.9" table:style-name="ce6">
            <text:p>£1.90</text:p>
          </table:table-cell>
          <table:table-cell office:value-type="currency" office:value="3.8" table:style-name="ce6">
            <text:p>£3.80</text:p>
          </table:table-cell>
          <table:table-cell office:value-type="string" table:style-name="ce5">
            <text:p>eBay (UK)</text:p>
          </table:table-cell>
          <table:table-cell office:value-type="currency" office:value="3.8" table:style-name="ce6">
            <text:p>£3.8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T8 Lead Screw Nut (2mm Lead Round Flange)</text:p>
          </table:table-cell>
          <table:table-cell office:value-type="float" office:value="1" table:style-name="ce5">
            <text:p>1</text:p>
          </table:table-cell>
          <table:table-cell office:value-type="currency" office:value="2.19" table:style-name="ce6">
            <text:p>£2.19</text:p>
          </table:table-cell>
          <table:table-cell office:value-type="currency" office:value="2.19" table:style-name="ce6">
            <text:p>£2.19</text:p>
          </table:table-cell>
          <table:table-cell office:value-type="string" table:style-name="ce5">
            <text:p>eBay (UK)</text:p>
          </table:table-cell>
          <table:table-cell office:value-type="currency" office:value="2.19" table:style-name="ce6">
            <text:p>£2.1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M3 Hex Nut</text:p>
          </table:table-cell>
          <table:table-cell office:value-type="float" office:value="16" table:style-name="ce5">
            <text:p>16</text:p>
          </table:table-cell>
          <table:table-cell office:value-type="currency" office:value="2.89" table:style-name="ce6">
            <text:p>£2.89</text:p>
          </table:table-cell>
          <table:table-cell office:value-type="currency" office:value="2.89" table:style-name="ce6">
            <text:p>£2.89</text:p>
          </table:table-cell>
          <table:table-cell office:value-type="string" table:style-name="ce5">
            <text:p>eBay (UK)</text:p>
          </table:table-cell>
          <table:table-cell office:value-type="currency" office:value="2.89" table:style-name="ce6">
            <text:p>£2.89</text:p>
          </table:table-cell>
          <table:table-cell office:value-type="string" table:style-name="ce1">
            <text:p>Pack of 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M3 x 12mm Countersunk Screw</text:p>
          </table:table-cell>
          <table:table-cell office:value-type="float" office:value="4" table:style-name="ce5">
            <text:p>4</text:p>
          </table:table-cell>
          <table:table-cell office:value-type="currency" office:value="1.75" table:style-name="ce6">
            <text:p>£1.75</text:p>
          </table:table-cell>
          <table:table-cell office:value-type="currency" office:value="1.75" table:style-name="ce6">
            <text:p>£1.75</text:p>
          </table:table-cell>
          <table:table-cell office:value-type="string" table:style-name="ce5">
            <text:p>eBay (UK)</text:p>
          </table:table-cell>
          <table:table-cell office:value-type="currency" office:value="1.75" table:style-name="ce6">
            <text:p>£1.75</text:p>
          </table:table-cell>
          <table:table-cell office:value-type="string" table:style-name="ce1">
            <text:p>Pack of 1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M3 x 14mm Countersunk Screw</text:p>
          </table:table-cell>
          <table:table-cell office:value-type="float" office:value="4" table:style-name="ce5">
            <text:p>4</text:p>
          </table:table-cell>
          <table:table-cell office:value-type="currency" office:value="2.4900000000000002" table:style-name="ce6">
            <text:p>£2.49</text:p>
          </table:table-cell>
          <table:table-cell office:value-type="currency" office:value="2.4900000000000002" table:style-name="ce6">
            <text:p>£2.49</text:p>
          </table:table-cell>
          <table:table-cell office:value-type="string" table:style-name="ce5">
            <text:p>eBay (UK)</text:p>
          </table:table-cell>
          <table:table-cell office:value-type="currency" office:value="2.4900000000000002" table:style-name="ce6">
            <text:p>£2.49</text:p>
          </table:table-cell>
          <table:table-cell office:value-type="string" table:style-name="ce1">
            <text:p>Pack of 1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M3 x 20mm Countersunk Screw</text:p>
          </table:table-cell>
          <table:table-cell office:value-type="float" office:value="4" table:style-name="ce5">
            <text:p>4</text:p>
          </table:table-cell>
          <table:table-cell office:value-type="currency" office:value="2.79" table:style-name="ce6">
            <text:p>£2.79</text:p>
          </table:table-cell>
          <table:table-cell office:value-type="currency" office:value="2.79" table:style-name="ce6">
            <text:p>£2.79</text:p>
          </table:table-cell>
          <table:table-cell office:value-type="string" table:style-name="ce5">
            <text:p>eBay (UK)</text:p>
          </table:table-cell>
          <table:table-cell office:value-type="currency" office:value="2.79" table:style-name="ce6">
            <text:p>£2.79</text:p>
          </table:table-cell>
          <table:table-cell office:value-type="string" table:style-name="ce1">
            <text:p>Pack of 1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M3 x 16mm Pan Head Screw</text:p>
          </table:table-cell>
          <table:table-cell office:value-type="float" office:value="4" table:style-name="ce5">
            <text:p>4</text:p>
          </table:table-cell>
          <table:table-cell office:value-type="currency" office:value="1.99" table:style-name="ce6">
            <text:p>£1.99</text:p>
          </table:table-cell>
          <table:table-cell office:value-type="currency" office:value="1.99" table:style-name="ce6">
            <text:p>£1.99</text:p>
          </table:table-cell>
          <table:table-cell office:value-type="string" table:style-name="ce5">
            <text:p>eBay (UK)</text:p>
          </table:table-cell>
          <table:table-cell office:value-type="currency" office:value="1.99" table:style-name="ce6">
            <text:p>£1.99</text:p>
          </table:table-cell>
          <table:table-cell office:value-type="string" table:style-name="ce1">
            <text:p>Pack of 1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M3 x 20mm Bolt</text:p>
          </table:table-cell>
          <table:table-cell office:value-type="float" office:value="2" table:style-name="ce5">
            <text:p>2</text:p>
          </table:table-cell>
          <table:table-cell office:value-type="currency" office:value="1.49" table:style-name="ce6">
            <text:p>£1.49</text:p>
          </table:table-cell>
          <table:table-cell office:value-type="currency" office:value="1.49" table:style-name="ce6">
            <text:p>£1.49</text:p>
          </table:table-cell>
          <table:table-cell office:value-type="string" table:style-name="ce5">
            <text:p>eBay (UK)</text:p>
          </table:table-cell>
          <table:table-cell office:value-type="currency" office:value="1.49" table:style-name="ce6">
            <text:p>£1.49</text:p>
          </table:table-cell>
          <table:table-cell office:value-type="string" table:style-name="ce1">
            <text:p>Pack of 10</text:p>
          </table:table-cell>
          <table:table-cell table:number-columns-repeated="16377" table:style-name="ce1"/>
        </table:table-row>
        <table:table-row table:style-name="ro2" table:visibility="collapse">
          <table:table-cell office:value-type="string" table:style-name="ce5">
            <text:p>M3 x 25mm Bolt</text:p>
          </table:table-cell>
          <table:table-cell office:value-type="float" office:value="2" table:style-name="ce5">
            <text:p>2</text:p>
          </table:table-cell>
          <table:table-cell office:value-type="currency" office:value="1.49" table:style-name="ce6">
            <text:p>£1.49</text:p>
          </table:table-cell>
          <table:table-cell office:value-type="currency" office:value="1.49" table:style-name="ce6">
            <text:p>£1.49</text:p>
          </table:table-cell>
          <table:table-cell office:value-type="string" table:style-name="ce5">
            <text:p>eBay (UK)</text:p>
          </table:table-cell>
          <table:table-cell office:value-type="currency" office:value="1.49" table:style-name="ce6">
            <text:p>£1.49</text:p>
          </table:table-cell>
          <table:table-cell office:value-type="string" table:style-name="ce1">
            <text:p>Pack of 1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M3 x 35mm Bolt</text:p>
          </table:table-cell>
          <table:table-cell office:value-type="float" office:value="4" table:style-name="ce5">
            <text:p>4</text:p>
          </table:table-cell>
          <table:table-cell office:value-type="currency" office:value="1.9" table:style-name="ce6">
            <text:p>£1.90</text:p>
          </table:table-cell>
          <table:table-cell office:value-type="currency" office:value="1.9" table:style-name="ce6">
            <text:p>£1.90</text:p>
          </table:table-cell>
          <table:table-cell office:value-type="string" table:style-name="ce5">
            <text:p>eBay (UK)</text:p>
          </table:table-cell>
          <table:table-cell office:value-type="currency" office:value="1.9" table:style-name="ce6">
            <text:p>£1.90</text:p>
          </table:table-cell>
          <table:table-cell office:value-type="string" table:style-name="ce1">
            <text:p>Pack of 1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Self-tapping Screw (2x8)</text:p>
          </table:table-cell>
          <table:table-cell office:value-type="float" office:value="2" table:style-name="ce5">
            <text:p>2</text:p>
          </table:table-cell>
          <table:table-cell office:value-type="currency" office:value="1.98" table:style-name="ce6">
            <text:p>£1.98</text:p>
          </table:table-cell>
          <table:table-cell office:value-type="currency" office:value="1.98" table:style-name="ce6">
            <text:p>£1.98</text:p>
          </table:table-cell>
          <table:table-cell office:value-type="string" table:style-name="ce5">
            <text:p>eBay (UK)</text:p>
          </table:table-cell>
          <table:table-cell office:value-type="currency" office:value="1.98" table:style-name="ce6">
            <text:p>£1.98</text:p>
          </table:table-cell>
          <table:table-cell office:value-type="string" table:style-name="ce1">
            <text:p>Pack of 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Self-tapping Screw (2x10)</text:p>
          </table:table-cell>
          <table:table-cell office:value-type="float" office:value="4" table:style-name="ce5">
            <text:p>4</text:p>
          </table:table-cell>
          <table:table-cell office:value-type="currency" office:value="2.7" table:style-name="ce6">
            <text:p>£2.70</text:p>
          </table:table-cell>
          <table:table-cell office:value-type="currency" office:value="2.7" table:style-name="ce6">
            <text:p>£2.70</text:p>
          </table:table-cell>
          <table:table-cell office:value-type="string" table:style-name="ce5">
            <text:p>eBay (UK)</text:p>
          </table:table-cell>
          <table:table-cell office:value-type="currency" office:value="2.7" table:style-name="ce6">
            <text:p>£2.70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5"/>
          <table:table-cell table:number-columns-repeated="2" table:style-name="ce6"/>
          <table:table-cell table:style-name="ce5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2">
            <text:p>Electronics</text:p>
          </table:table-cell>
          <table:table-cell table:style-name="ce5"/>
          <table:table-cell table:number-columns-repeated="2" table:style-name="ce6"/>
          <table:table-cell table:style-name="ce5"/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5">
            <text:p>A4988 Stepper Driver</text:p>
          </table:table-cell>
          <table:table-cell office:value-type="float" office:value="1" table:style-name="ce5">
            <text:p>1</text:p>
          </table:table-cell>
          <table:table-cell office:value-type="currency" office:value="2.5" table:style-name="ce6">
            <text:p>£2.50</text:p>
          </table:table-cell>
          <table:table-cell office:value-type="currency" office:value="2.5" table:style-name="ce6">
            <text:p>£2.50</text:p>
          </table:table-cell>
          <table:table-cell office:value-type="string" table:style-name="ce5">
            <text:p>eBay (UK)</text:p>
          </table:table-cell>
          <table:table-cell office:value-type="currency" office:value="2.5" table:style-name="ce6">
            <text:p>£2.5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12V DC Female Connector</text:p>
          </table:table-cell>
          <table:table-cell office:value-type="float" office:value="1" table:style-name="ce5">
            <text:p>1</text:p>
          </table:table-cell>
          <table:table-cell office:value-type="currency" office:value="1.25" table:style-name="ce6">
            <text:p>£1.25</text:p>
          </table:table-cell>
          <table:table-cell office:value-type="currency" office:value="1.25" table:style-name="ce6">
            <text:p>£1.25</text:p>
          </table:table-cell>
          <table:table-cell office:value-type="string" table:style-name="ce5">
            <text:p>eBay (UK)</text:p>
          </table:table-cell>
          <table:table-cell office:value-type="currency" office:value="1.25" table:style-name="ce6">
            <text:p>£1.2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12V 2A Power Supply</text:p>
          </table:table-cell>
          <table:table-cell office:value-type="float" office:value="1" table:style-name="ce5">
            <text:p>1</text:p>
          </table:table-cell>
          <table:table-cell office:value-type="currency" office:value="7.59" table:style-name="ce6">
            <text:p>£7.59</text:p>
          </table:table-cell>
          <table:table-cell office:value-type="currency" office:value="7.59" table:style-name="ce6">
            <text:p>£7.59</text:p>
          </table:table-cell>
          <table:table-cell office:value-type="string" table:style-name="ce5">
            <text:p>eBay (UK)</text:p>
          </table:table-cell>
          <table:table-cell office:value-type="currency" office:value="7.59" table:style-name="ce6">
            <text:p>£7.59</text:p>
          </table:table-cell>
          <table:table-cell office:value-type="string" table:style-name="ce1">
            <text:p>Going with 12V/2A for initial testing, find cheap bench PSU/24V PSU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2">
            <text:p>Cost without already owned components</text:p>
          </table:table-cell>
          <table:table-cell table:style-name="ce5"/>
          <table:table-cell table:style-name="ce6"/>
          <table:table-cell office:value-type="currency" office:value="54.3" table:formula="of:=SUM([.D2:.D11])+SUM([.D21:.D23])" table:style-name="ce6">
            <text:p>£54.30</text:p>
          </table:table-cell>
          <table:table-cell table:style-name="ce5"/>
          <table:table-cell office:value-type="currency" office:value="54.3" table:formula="of:=SUM([.F2:.F11])+SUM([.F21:.F23])" table:style-name="ce6">
            <text:p>£54.3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Raspberry Pi</text:p>
          </table:table-cell>
          <table:table-cell office:value-type="float" office:value="1" table:style-name="ce5">
            <text:p>1</text:p>
          </table:table-cell>
          <table:table-cell office:value-type="currency" office:value="32.99" table:style-name="ce6">
            <text:p>£32.99</text:p>
          </table:table-cell>
          <table:table-cell office:value-type="currency" office:value="32.99" table:style-name="ce6">
            <text:p>£32.99</text:p>
          </table:table-cell>
          <table:table-cell office:value-type="string" table:style-name="ce5">
            <text:p>eBay (UK)</text:p>
          </table:table-cell>
          <table:table-cell office:value-type="currency" office:value="32.99" table:style-name="ce6">
            <text:p>£32.99</text:p>
          </table:table-cell>
          <table:table-cell office:value-type="string" table:style-name="ce1">
            <text:p>Using a 3B since I own it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5 inch touchscreen – Waveshare</text:p>
          </table:table-cell>
          <table:table-cell office:value-type="float" office:value="1" table:style-name="ce5">
            <text:p>1</text:p>
          </table:table-cell>
          <table:table-cell office:value-type="currency" office:value="44.59" table:style-name="ce6">
            <text:p>£44.59</text:p>
          </table:table-cell>
          <table:table-cell office:value-type="currency" office:value="44.59" table:style-name="ce6">
            <text:p>£44.59</text:p>
          </table:table-cell>
          <table:table-cell office:value-type="string" table:style-name="ce5">
            <text:p>Amazon</text:p>
          </table:table-cell>
          <table:table-cell office:value-type="currency" office:value="44.59" table:style-name="ce6">
            <text:p>£44.59</text:p>
          </table:table-cell>
          <table:table-cell office:value-type="string" table:style-name="ce1">
            <text:p>New LCD touch display, doesn't use up GPIO port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OTAL</text:p>
          </table:table-cell>
          <table:table-cell table:style-name="ce5"/>
          <table:table-cell table:number-columns-repeated="2" table:style-name="ce6"/>
          <table:table-cell table:style-name="ce5"/>
          <table:table-cell office:value-type="currency" office:value="146.22" table:style-name="ce3">
            <text:p>£146.22</text:p>
          </table:table-cell>
          <table:table-cell table:number-columns-repeated="16378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Sheet2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Hardware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Cost per unit</text:p>
          </table:table-cell>
          <table:table-cell office:value-type="string" table:style-name="ce3">
            <text:p>Total Cost</text:p>
          </table:table-cell>
          <table:table-cell office:value-type="string" table:style-name="ce2">
            <text:p>Source</text:p>
          </table:table-cell>
          <table:table-cell office:value-type="string" table:style-name="ce3">
            <text:p>Cost for quantity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NEMA 17 Stepper Motor – 2A</text:p>
          </table:table-cell>
          <table:table-cell office:value-type="float" office:value="1" table:style-name="ce5">
            <text:p>1</text:p>
          </table:table-cell>
          <table:table-cell office:value-type="currency" office:value="11.99" table:style-name="ce6">
            <text:p>£11.99</text:p>
          </table:table-cell>
          <table:table-cell office:value-type="currency" office:value="11.99" table:style-name="ce6">
            <text:p>£11.99</text:p>
          </table:table-cell>
          <table:table-cell office:value-type="string" table:style-name="ce5">
            <text:p>eBay (UK)</text:p>
          </table:table-cell>
          <table:table-cell office:value-type="currency" office:value="11.99" table:style-name="ce6">
            <text:p>£11.99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5mm Shaft Coupler</text:p>
          </table:table-cell>
          <table:table-cell office:value-type="float" office:value="1" table:style-name="ce5">
            <text:p>1</text:p>
          </table:table-cell>
          <table:table-cell office:value-type="currency" office:value="4.25" table:style-name="ce6">
            <text:p>£4.25</text:p>
          </table:table-cell>
          <table:table-cell office:value-type="currency" office:value="4.25" table:style-name="ce6">
            <text:p>£4.25</text:p>
          </table:table-cell>
          <table:table-cell office:value-type="string" table:style-name="ce5">
            <text:p>eBay (UK)</text:p>
          </table:table-cell>
          <table:table-cell office:value-type="currency" office:value="4.25" table:style-name="ce6">
            <text:p>£4.25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625-Z Ball Bearing</text:p>
          </table:table-cell>
          <table:table-cell office:value-type="float" office:value="2" table:style-name="ce5">
            <text:p>2</text:p>
          </table:table-cell>
          <table:table-cell office:value-type="currency" office:value="3.87" table:style-name="ce6">
            <text:p>£3.87</text:p>
          </table:table-cell>
          <table:table-cell office:value-type="currency" office:value="7.98" table:style-name="ce6">
            <text:p>£7.98</text:p>
          </table:table-cell>
          <table:table-cell office:value-type="string" table:style-name="ce5">
            <text:p>eBay (UK)</text:p>
          </table:table-cell>
          <table:table-cell office:value-type="currency" office:value="3.87" table:style-name="ce6">
            <text:p>£3.87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M6UU Linear Bearing</text:p>
          </table:table-cell>
          <table:table-cell office:value-type="float" office:value="2" table:style-name="ce5">
            <text:p>2</text:p>
          </table:table-cell>
          <table:table-cell office:value-type="currency" office:value="2.64" table:style-name="ce6">
            <text:p>£2.64</text:p>
          </table:table-cell>
          <table:table-cell office:value-type="currency" office:value="5.28" table:style-name="ce6">
            <text:p>£5.28</text:p>
          </table:table-cell>
          <table:table-cell office:value-type="string" table:style-name="ce5">
            <text:p>eBay (UK)</text:p>
          </table:table-cell>
          <table:table-cell office:value-type="currency" office:value="2.64" table:style-name="ce6">
            <text:p>£2.64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M3 x 10mm Cap Screws</text:p>
          </table:table-cell>
          <table:table-cell office:value-type="float" office:value="4" table:style-name="ce5">
            <text:p>4</text:p>
          </table:table-cell>
          <table:table-cell office:value-type="currency" office:value="0.99" table:style-name="ce6">
            <text:p>£0.99</text:p>
          </table:table-cell>
          <table:table-cell office:value-type="currency" office:value="1.7" table:style-name="ce6">
            <text:p>£1.70</text:p>
          </table:table-cell>
          <table:table-cell office:value-type="string" table:style-name="ce5">
            <text:p>eBay (UK)</text:p>
          </table:table-cell>
          <table:table-cell office:value-type="currency" office:value="1.02" table:formula="of:=([.D6]/10)*6" table:style-name="ce6">
            <text:p>£1.02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M3 x 20mm Cap Screws</text:p>
          </table:table-cell>
          <table:table-cell office:value-type="float" office:value="6" table:style-name="ce5">
            <text:p>6</text:p>
          </table:table-cell>
          <table:table-cell office:value-type="currency" office:value="0.99" table:style-name="ce6">
            <text:p>£0.99</text:p>
          </table:table-cell>
          <table:table-cell office:value-type="currency" office:value="1.95" table:style-name="ce6">
            <text:p>£1.95</text:p>
          </table:table-cell>
          <table:table-cell office:value-type="string" table:style-name="ce5">
            <text:p>eBay (UK)</text:p>
          </table:table-cell>
          <table:table-cell office:value-type="currency" office:value="0.78" table:formula="of:=([.D7]/10)*4" table:style-name="ce6">
            <text:p>£0.78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M3 x 40mm Cap Screws</text:p>
          </table:table-cell>
          <table:table-cell office:value-type="float" office:value="4" table:style-name="ce5">
            <text:p>4</text:p>
          </table:table-cell>
          <table:table-cell office:value-type="currency" office:value="0.99" table:style-name="ce6">
            <text:p>£0.99</text:p>
          </table:table-cell>
          <table:table-cell office:value-type="currency" office:value="2.2000000000000002" table:style-name="ce6">
            <text:p>£2.20</text:p>
          </table:table-cell>
          <table:table-cell office:value-type="string" table:style-name="ce5">
            <text:p>eBay (UK)</text:p>
          </table:table-cell>
          <table:table-cell office:value-type="currency" office:value="0.88000000000000012" table:formula="of:=([.D8]/10)*4" table:style-name="ce6">
            <text:p>£0.88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M3 Hex Nut</text:p>
          </table:table-cell>
          <table:table-cell office:value-type="float" office:value="12" table:style-name="ce5">
            <text:p>12</text:p>
          </table:table-cell>
          <table:table-cell office:value-type="currency" office:value="0.99" table:style-name="ce6">
            <text:p>£0.99</text:p>
          </table:table-cell>
          <table:table-cell office:value-type="currency" office:value="2.89" table:style-name="ce6">
            <text:p>£2.89</text:p>
          </table:table-cell>
          <table:table-cell office:value-type="string" table:style-name="ce5">
            <text:p>eBay (UK)</text:p>
          </table:table-cell>
          <table:table-cell office:value-type="currency" office:value="1.5028000000000001" table:formula="of:=([.D9]/25)*13" table:style-name="ce6">
            <text:p>£1.50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M5 Hex Nut</text:p>
          </table:table-cell>
          <table:table-cell office:value-type="float" office:value="5" table:style-name="ce5">
            <text:p>5</text:p>
          </table:table-cell>
          <table:table-cell office:value-type="currency" office:value="0.99" table:style-name="ce6">
            <text:p>£0.99</text:p>
          </table:table-cell>
          <table:table-cell office:value-type="currency" office:value="2.19" table:style-name="ce6">
            <text:p>£2.19</text:p>
          </table:table-cell>
          <table:table-cell office:value-type="string" table:style-name="ce5">
            <text:p>eBay (UK)</text:p>
          </table:table-cell>
          <table:table-cell office:value-type="currency" office:value="1.095" table:formula="of:=([.D10]/10)*5" table:style-name="ce6">
            <text:p>£1.10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M5 Threaded Rod (200mm length)</text:p>
          </table:table-cell>
          <table:table-cell office:value-type="float" office:value="1" table:style-name="ce5">
            <text:p>1</text:p>
          </table:table-cell>
          <table:table-cell office:value-type="currency" office:value="2.7" table:style-name="ce6">
            <text:p>£2.70</text:p>
          </table:table-cell>
          <table:table-cell office:value-type="currency" office:value="2.7" table:style-name="ce6">
            <text:p>£2.70</text:p>
          </table:table-cell>
          <table:table-cell office:value-type="string" table:style-name="ce5">
            <text:p>eBay (UK)</text:p>
          </table:table-cell>
          <table:table-cell office:value-type="currency" office:value="2.7" table:style-name="ce6">
            <text:p>£2.70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A2 Steel Rod (6mm diameter) (200mm length)</text:p>
          </table:table-cell>
          <table:table-cell office:value-type="float" office:value="2" table:style-name="ce5">
            <text:p>2</text:p>
          </table:table-cell>
          <table:table-cell office:value-type="currency" office:value="2.99" table:style-name="ce6">
            <text:p>£2.99</text:p>
          </table:table-cell>
          <table:table-cell office:value-type="currency" office:value="5.98" table:style-name="ce6">
            <text:p>£5.98</text:p>
          </table:table-cell>
          <table:table-cell office:value-type="string" table:style-name="ce5">
            <text:p>eBay (UK)</text:p>
          </table:table-cell>
          <table:table-cell office:value-type="currency" office:value="5.98" table:style-name="ce6">
            <text:p>£5.98</text:p>
          </table:table-cell>
          <table:table-cell table:number-columns-repeated="16378"/>
        </table:table-row>
        <table:table-row table:style-name="ro2">
          <table:table-cell table:number-columns-repeated="2" table:style-name="ce5"/>
          <table:table-cell table:number-columns-repeated="2" table:style-name="ce6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office:value-type="string" table:style-name="ce2">
            <text:p>Electronics</text:p>
          </table:table-cell>
          <table:table-cell table:style-name="ce5"/>
          <table:table-cell table:number-columns-repeated="2" table:style-name="ce6"/>
          <table:table-cell table:style-name="ce5"/>
          <table:table-cell table:style-name="ce6"/>
          <table:table-cell table:number-columns-repeated="16378"/>
        </table:table-row>
        <table:table-row table:style-name="ro2">
          <table:table-cell office:value-type="string" table:style-name="ce5">
            <text:p>A4988 Stepper Driver</text:p>
          </table:table-cell>
          <table:table-cell office:value-type="float" office:value="1" table:style-name="ce5">
            <text:p>1</text:p>
          </table:table-cell>
          <table:table-cell office:value-type="currency" office:value="2.5" table:style-name="ce6">
            <text:p>£2.50</text:p>
          </table:table-cell>
          <table:table-cell office:value-type="currency" office:value="2.5" table:style-name="ce6">
            <text:p>£2.50</text:p>
          </table:table-cell>
          <table:table-cell office:value-type="string" table:style-name="ce5">
            <text:p>eBay (UK)</text:p>
          </table:table-cell>
          <table:table-cell office:value-type="currency" office:value="2.5" table:style-name="ce6">
            <text:p>£2.50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12V DC Female Connector</text:p>
          </table:table-cell>
          <table:table-cell office:value-type="float" office:value="1" table:style-name="ce5">
            <text:p>1</text:p>
          </table:table-cell>
          <table:table-cell office:value-type="currency" office:value="1.25" table:style-name="ce6">
            <text:p>£1.25</text:p>
          </table:table-cell>
          <table:table-cell office:value-type="currency" office:value="1.25" table:style-name="ce6">
            <text:p>£1.25</text:p>
          </table:table-cell>
          <table:table-cell office:value-type="string" table:style-name="ce5">
            <text:p>eBay (UK)</text:p>
          </table:table-cell>
          <table:table-cell office:value-type="currency" office:value="1.25" table:style-name="ce6">
            <text:p>£1.25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12V 2A Power Supply</text:p>
          </table:table-cell>
          <table:table-cell office:value-type="float" office:value="1" table:style-name="ce5">
            <text:p>1</text:p>
          </table:table-cell>
          <table:table-cell office:value-type="currency" office:value="7.59" table:style-name="ce6">
            <text:p>£7.59</text:p>
          </table:table-cell>
          <table:table-cell office:value-type="currency" office:value="7.59" table:style-name="ce6">
            <text:p>£7.59</text:p>
          </table:table-cell>
          <table:table-cell office:value-type="string" table:style-name="ce5">
            <text:p>eBay (UK)</text:p>
          </table:table-cell>
          <table:table-cell office:value-type="currency" office:value="7.59" table:style-name="ce6">
            <text:p>£7.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st without already owned components</text:p>
          </table:table-cell>
          <table:table-cell table:style-name="ce5"/>
          <table:table-cell table:style-name="ce6"/>
          <table:table-cell office:value-type="currency" office:value="60.450000000000017" table:formula="of:=SUM([.D2:.D12])+SUM([.D15:.D17])" table:style-name="ce6">
            <text:p>£60.45</text:p>
          </table:table-cell>
          <table:table-cell table:style-name="ce5"/>
          <table:table-cell office:value-type="currency" office:value="48.047800000000009" table:formula="of:=SUM([.F2:.F12])+SUM([.F15:.F17])" table:style-name="ce6">
            <text:p>£48.05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Raspberry Pi</text:p>
          </table:table-cell>
          <table:table-cell office:value-type="float" office:value="1" table:style-name="ce5">
            <text:p>1</text:p>
          </table:table-cell>
          <table:table-cell office:value-type="currency" office:value="32.99" table:style-name="ce6">
            <text:p>£32.99</text:p>
          </table:table-cell>
          <table:table-cell office:value-type="currency" office:value="32.99" table:style-name="ce6">
            <text:p>£32.99</text:p>
          </table:table-cell>
          <table:table-cell office:value-type="string" table:style-name="ce5">
            <text:p>eBay (UK)</text:p>
          </table:table-cell>
          <table:table-cell office:value-type="currency" office:value="32.99" table:style-name="ce6">
            <text:p>£32.99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5 inch touchscreen – Elecrow</text:p>
          </table:table-cell>
          <table:table-cell office:value-type="float" office:value="1" table:style-name="ce5">
            <text:p>1</text:p>
          </table:table-cell>
          <table:table-cell office:value-type="currency" office:value="30.99" table:style-name="ce6">
            <text:p>£30.99</text:p>
          </table:table-cell>
          <table:table-cell office:value-type="currency" office:value="30.99" table:style-name="ce6">
            <text:p>£30.99</text:p>
          </table:table-cell>
          <table:table-cell office:value-type="string" table:style-name="ce5">
            <text:p>Amazon</text:p>
          </table:table-cell>
          <table:table-cell office:value-type="currency" office:value="30.99" table:style-name="ce6">
            <text:p>£30.99</text:p>
          </table:table-cell>
          <table:table-cell table:number-columns-repeated="16378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wan</dc:creator>
    <meta:creation-date>2020-10-14T13:37:33Z</meta:creation-date>
    <dc:date>2021-04-13T21:06:07Z</dc:date>
    <meta:editing-cycles>5</meta:editing-cycles>
    <meta:editing-duration>PT9942S</meta:editing-duration>
  </office:meta>
</office:document-meta>
</file>